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-complex="Alvi Nastaleeq"/>
    </style:style>
    <style:style style:name="P2" style:family="paragraph" style:parent-style-name="Standard">
      <style:paragraph-properties fo:text-align="end" style:justify-single-word="false" style:writing-mode="rl-tb"/>
      <style:text-properties style:font-name-complex="Alvi Nastaleeq"/>
    </style:style>
    <style:style style:name="T1" style:family="text">
      <style:text-properties officeooo:rsid="000eb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ل ٹھکانہ میرے حسینؑ کا ہے<text:line-break/>یہ خزانہ میرے حسینؑ کا ہے</text:p>
      <text:p text:style-name="P1">تم جسے آسمان سمجھتے ہو<text:line-break/>شامیانہ میرے حسینؑ کا ہے</text:p>
      <text:p text:style-name="P1">کوئی پوچھے یہ دور کس کا ہے<text:line-break/>تم بتانا، میرے حسینؑ کا ہے</text:p>
      <text:p text:style-name="P1">جس کے سائے میں کائنات بنی<text:line-break/>ایسا نانا میرے حسینؑ کا ہے</text:p>
      <text:p text:style-name="P1">یہ جو کعبہ ہے، تم نہ سمجھو گے<text:line-break/>گھر پرانا میرے حسینؑ کا ہے</text:p>
      <text:p text:style-name="P1">آنا فرشِ عزا پہ بے پردہ<text:line-break/>دل دکھانا میرے حسینؑ کا ہے</text:p>
      <text:p text:style-name="P1">جس جگہ حُر بنائے جاتے ہیں<text:line-break/>کارخانہ میرے حسینؑ کا ہے</text:p>
      <text:p text:style-name="P1">ہو اگر منکرِ نماز کوئی<text:line-break/>بھول جانا میرے حسینؑ کا ہے</text:p>
      <text:p text:style-name="P1">دینے والی ہے ذات اللہ کی<text:line-break/>پر دلانا میرے حسینؑ کا ہے</text:p>
      <text:p text:style-name="P1">مارے اک صبر سے ہزار عدو<text:line-break/>کیا نشانہ میرے حسینؑ کا ہے</text:p>
      <text:p text:style-name="P1">اُگ رہا ہے جو بعدِ کرب و بلا<text:line-break/>وہ دانہ دانہ میرے حسینؑ کا ہے</text:p>
      <text:p text:style-name="P1">ماتمی جب کوئی نظر آئے<text:line-break/>مان جانا میرے حسینؑ کا ہے</text:p>
      <text:p text:style-name="P1">کاش کہنے لگیں یہ لوگ مجھے<text:line-break/>تو دیوانہ میرے حسینؑ کا ہے</text:p>
      <text:p text:style-name="P1">یہ جہاں کیا ہے دونوں عالم میں<text:line-break/>آنا جانا میرے حسینؑ کا ہے</text:p>
      <text:p text:style-name="P1">مجھ میں ریحان یہ شعور جو ہے<text:line-break/>شاعرانہ میرے حسینؑ کا ہے</text:p>
      <text:p text:style-name="P2"/>
      <text:p text:style-name="Standard"><text:soft-page-break/></text:p>
      <text:p text:style-name="Standard"/>
      <text:p text:style-name="Standard">Dil Thikana mere Hussain ka hai</text:p>
      <text:p text:style-name="Standard">ye Khazana Mere Hussain ka hai</text:p>
      <text:p text:style-name="Standard"/>
      <text:p text:style-name="Standard">Tum Jisay aasmaan samajhtay ho</text:p>
      <text:p text:style-name="Standard">Shamiyana Mere Hussain ka hai</text:p>
      <text:p text:style-name="Standard"/>
      <text:p text:style-name="Standard">Koi Poochay ye d<text:span text:style-name="T1">a</text:span>ur kis ka hai</text:p>
      <text:p text:style-name="Standard">Tum batana Mere Hussain ka hai</text:p>
      <text:p text:style-name="Standard"/>
      <text:p text:style-name="Standard">Jis ke Saaye Main Kaainaat bani</text:p>
      <text:p text:style-name="Standard">Aisa Nana Mere Hussain ka hai</text:p>
      <text:p text:style-name="Standard"/>
      <text:p text:style-name="Standard">Ye jo Kaba hai Tum na Samjho gay</text:p>
      <text:p text:style-name="Standard">Ghar Poorana Mere Hussain ka hai</text:p>
      <text:p text:style-name="Standard"/>
      <text:p text:style-name="Standard">Aana Farsh e Aza pe Be Parda</text:p>
      <text:p text:style-name="Standard">Dil Dukhana Mere Hussain ka hai</text:p>
      <text:p text:style-name="Standard"/>
      <text:p text:style-name="Standard">Jis Jagah Hur Banaye Jatay hain</text:p>
      <text:p text:style-name="Standard">Karkhana Mere Hussain ka hai</text:p>
      <text:p text:style-name="Standard"/>
      <text:p text:style-name="Standard">Ho Agar Munkir e Namaz Koi</text:p>
      <text:p text:style-name="Standard">Bhool jana Mere Hussain ka hai </text:p>
      <text:p text:style-name="Standard"/>
      <text:p text:style-name="Standard">Dainey Wali Hai Zaat Allah Ki</text:p>
      <text:p text:style-name="Standard">Per Dilana Merey Hussain Ka Hai</text:p>
      <text:p text:style-name="Standard"/>
      <text:p text:style-name="Standard">Maaray ek Sabar se Hazaar Uddoo</text:p>
      <text:p text:style-name="Standard">Kia Nishana Mere Hussain ka hai</text:p>
      <text:p text:style-name="Standard"/>
      <text:p text:style-name="Standard">Ug Raha Hai Jo Baad-e-Karbobala</text:p>
      <text:p text:style-name="Standard">Wo Dana Dana Merey Hussain Ka Hai</text:p>
      <text:p text:style-name="Standard"/>
      <text:p text:style-name="Standard">Matami jab Koi Nazar Aaye</text:p>
      <text:p text:style-name="Standard">Maan Jana Mere Hussain ka hai</text:p>
      <text:p text:style-name="Standard"/>
      <text:p text:style-name="Standard">Kaash Kehney Lagey Ye Log Mujhey</text:p>
      <text:p text:style-name="Standard">Tu Deewana Merey Hussain Ka Hai</text:p>
      <text:p text:style-name="Standard"/>
      <text:p text:style-name="Standard">Ye Jahan Kia hai Dono Aalam main</text:p>
      <text:p text:style-name="Standard">Aana Jaana Mere Hussain ka hai</text:p>
      <text:p text:style-name="Standard"/>
      <text:p text:style-name="Standard">Mujh main Rehan ye Shaoor Jo Hai</text:p>
      <text:p text:style-name="Standard">Shairaana Mere Hussain ka h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0:02:27.177238800</meta:creation-date>
    <dc:date>2026-01-21T20:10:03.893261600</dc:date>
    <meta:editing-duration>PT7M36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45" meta:word-count="363" meta:character-count="1657" meta:non-whitespace-character-count="1338"/>
  </office:meta>
</office:document-meta>
</file>